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Premessa iniziale: </text:span><text:span text:style-name="T2">Il sistema è stato configurato come descritto nel manuale di installazione. </text:span></text:p>
        <text:p text:style-name="Normal"/>
        <text:p text:style-name="Normal"/>
        <text:list xml:id="list169280317" text:style-name="L1">
          <text:list-item>
            <text:p text:style-name="P2">Avviamo le macchine virtuali con lo script <text:span text:style-name="T3">startnet</text:span>. </text:p>
          </text:list-item>
          <text:list-item>
            <text:p text:style-name="P2">Utilizziamo la macchina virtuale <text:span text:style-name="T3">BootServer</text:span>,ci spostiamo nella cartella <text:span text:style-name="T3">BootServer</text:span> , compiliamo con il comando make e facciamo partire l'applicazione ( <text:span text:style-name="T3">immagine 01 </text:span>) .</text:p>
          </text:list-item>
          <text:list-item>
            <text:p text:style-name="P2">Utilizziamo la macchina virtuale <text:span text:style-name="T3">Client1</text:span>,ci spostiamo nella cartella <text:span text:style-name="T3">Client1</text:span> , compiliamo con il comando make e facciamo partire l'applicazione ( <text:span text:style-name="T3">immagine 02</text:span> ). Facciamo altrettanto per le macchine virtuali <text:span text:style-name="T3">Client2</text:span> , <text:span text:style-name="T3">Client3</text:span> e <text:span text:style-name="T3">Client4</text:span>.</text:p>
          </text:list-item>
          <text:list-item>
            <text:p text:style-name="P2">Sulle macchina virtuale<text:span text:style-name="T3"> Client1, </text:span><text:s/><text:span text:style-name="T3">Client2</text:span> , <text:span text:style-name="T3">Client3</text:span> e <text:span text:style-name="T3">Client4 <text:s/></text:span>avviata l'applicazione da console inseriamo 1 ( <text:span text:style-name="T3">immagine 03</text:span> ) .</text:p>
          </text:list-item>
          <text:list-item>
            <text:p text:style-name="P2">Utilizziamo le macchine virtuali <text:span text:style-name="T3">ServerAce, ServerBack, ServerMR2, ServerNaruto, ServerRukia</text:span><text:span text:style-name="T4"> e</text:span><text:span text:style-name="T3"> ServerZoro</text:span><text:span text:style-name="T4">ci spostiamo nelle cartelle dove risiede l'applicativo di ogni server compiliamo con il comando make e facciamo partire I server ( </text:span><text:span text:style-name="T3">immagine 04 </text:span><text:span text:style-name="T4">).</text:span></text:p>
          </text:list-item>
          <text:list-item>
            <text:p text:style-name="P2"><text:span text:style-name="T4">Sulle macchina virtuale</text:span><text:span text:style-name="T3"> Client1, </text:span><text:span text:style-name="T4"><text:s/></text:span><text:span text:style-name="T3">Client2</text:span><text:span text:style-name="T4"> , </text:span><text:span text:style-name="T3">Client3</text:span><text:span text:style-name="T4"> e </text:span><text:span text:style-name="T3">Client4 <text:s/></text:span><text:span text:style-name="T4">montiamo un dominio ad esempio IT visulizziamo i file nel dominio e avviamo l'operazione di remove di un </text:span><text:span text:style-name="T3">file GA </text:span><text:span text:style-name="T4">(</text:span><text:span text:style-name="T3">immagine 05</text:span><text:span text:style-name="T4">).</text:span></text:p>
          </text:list-item>
          <text:list-item>
            <text:p text:style-name="P2"><text:span text:style-name="T4">Il risultato come era prevedebile è di una transazione andata a buon fine e delle altre tre fallite, in quanto il file non esiste più perche rimosso (</text:span><text:span text:style-name="T3">immagine 06</text:span><text:span text:style-name="T4">) </text:span></text:p>
          </text:list-item>
          <text:list-item>
            <text:p text:style-name="P2"><text:span text:style-name="T4">inoltre il log del </text:span><text:span text:style-name="T3">primary</text:span><text:span text:style-name="T4"> certifica lo stato delle 4 transazioni * (</text:span><text:span text:style-name="T3">immagine 07</text:span><text:span text:style-name="T4">).</text:span></text:p>
          </text:list-item>
        </text:list>
        <text:p text:style-name="P1"/>
        <text:p text:style-name="P1">* Il dodicesimo campo del record indica lo stato della transazione ( 0: TR_ABORT, 1: TR_PREPARA, 2: TR_PRONTO, 3: TR_COMMIT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size="12pt" fo:language="it" fo:country="IT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9-16T23:18:15</meta:creation-date>
    <dc:date>2010-09-17T11:19:48</dc:date>
    <meta:editing-duration>PT01H02M05S</meta:editing-duration>
    <meta:editing-cycles>7</meta:editing-cycles>
    <meta:document-statistic meta:table-count="0" meta:image-count="0" meta:object-count="0" meta:page-count="1" meta:paragraph-count="10" meta:word-count="235" meta:character-count="1502"/>
  </office:meta>
</office:document-meta>
</file>